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167" officeooo:paragraph-rsid="0009f167"/>
    </style:style>
    <style:style style:name="P2" style:family="paragraph" style:parent-style-name="Preformatted_20_Text">
      <style:text-properties fo:font-variant="normal" fo:text-transform="none" fo:color="#212529" style:font-name="SFMono-Regular" fo:font-size="10.5pt" fo:letter-spacing="normal" fo:font-style="normal" fo:font-weight="normal" officeooo:rsid="0009f167" officeooo:paragraph-rsid="0009f167"/>
    </style:style>
    <style:style style:name="P3" style:family="paragraph" style:parent-style-name="Preformatted_20_Text">
      <style:text-properties fo:font-variant="normal" fo:text-transform="none" fo:color="#0d0a0b" style:font-name="monospace" fo:font-size="10.5pt" fo:letter-spacing="normal" fo:font-style="normal" fo:font-weight="normal" officeooo:rsid="0009f167" officeooo:paragraph-rsid="0009f167"/>
    </style:style>
    <style:style style:name="P4" style:family="paragraph" style:parent-style-name="Preformatted_20_Text">
      <loext:graphic-properties draw:fill="solid" draw:fill-color="#f3f5f9" draw:opacity="100%"/>
      <style:paragraph-properties fo:background-color="#f3f5f9"/>
    </style:style>
    <style:style style:name="P5" style:family="paragraph">
      <loext:graphic-properties draw:fill="solid" draw:fill-color="#f3f5f9" draw:opacity="100%"/>
      <style:paragraph-properties fo:background-color="#f3f5f9"/>
    </style:style>
    <style:style style:name="P6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text-align="start" style:justify-single-word="false" fo:orphans="2" fo:widows="2" fo:background-color="#f8f9fa" fo:padding="0.049cm" fo:border="0.06pt solid #ced4da"/>
      <style:text-properties fo:font-variant="normal" fo:text-transform="none" fo:color="#0d0a0b" style:font-name="monospace" fo:font-size="10.5pt" fo:letter-spacing="normal" fo:font-style="normal" fo:font-weight="normal"/>
    </style:style>
    <style:style style:name="P7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text-align="start" style:justify-single-word="false" fo:orphans="2" fo:widows="2" fo:background-color="#f8f9fa" fo:padding="0.049cm" fo:border="0.06pt solid #ced4da"/>
    </style:style>
    <style:style style:name="T1" style:family="text">
      <style:text-properties officeooo:rsid="0009f1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 Postgresql</text:p>
      <text:p text:style-name="P1"/>
      <text:p text:style-name="P3"><text:bookmark text:name="script-box"/># Create the file repository configuration:</text:p>
      <text:p text:style-name="P6">sudo sh -c 'echo "deb http://apt.postgresql.org/pub/repos/apt $(lsb_release -cs)-pgdg main" &gt; /etc/apt/sources.list.d/pgdg.list'</text:p>
      <text:p text:style-name="P7"/>
      <text:p text:style-name="P6"># Import the repository signing key:</text:p>
      <text:p text:style-name="P6">wget --quiet -O - https://www.postgresql.org/media/keys/ACCC4CF8.asc | sudo apt-key add -</text:p>
      <text:p text:style-name="P7"/>
      <text:p text:style-name="P6"># Update the package lists:</text:p>
      <text:p text:style-name="P6">sudo apt-get update</text:p>
      <text:p text:style-name="P7"/>
      <text:p text:style-name="P6"># Install the latest version of PostgreSQL.</text:p>
      <text:p text:style-name="P6"># If you want a specific version, use 'postgresql-12' or similar instead of 'postgresql':</text:p>
      <text:p text:style-name="P6">sudo apt-get -y install postgresql</text:p>
      <text:p text:style-name="P1"/>
      <text:p text:style-name="P1"/>
      <text:p text:style-name="P1"/>
      <text:p text:style-name="P1">Install pgadmin4</text:p>
      <text:p text:style-name="P1"/>
      <text:p text:style-name="Preformatted_20_Text">#</text:p>
      <text:p text:style-name="P4"># Setup the repository</text:p>
      <text:p text:style-name="P4">#</text:p>
      <text:p text:style-name="P4"/>
      <text:p text:style-name="P4"># Install the public key for the repository (if not done previously):</text:p>
      <text:p text:style-name="P4">sudo curl https://www.pgadmin.org/static/packages_pgadmin_org.pub | sudo apt-key add</text:p>
      <text:p text:style-name="P4"/>
      <text:p text:style-name="P4"># Create the repository configuration file:</text:p>
      <text:p text:style-name="P4">sudo sh -c 'echo "deb https://ftp.postgresql.org/pub/pgadmin/pgadmin4/apt/$(lsb_release -cs) pgadmin4 main" &gt; /etc/apt/sources.list.d/pgadmin4.list &amp;&amp; apt update'</text:p>
      <text:p text:style-name="P4"/>
      <text:p text:style-name="P4">#</text:p>
      <text:p text:style-name="P4"># Install pgAdmin</text:p>
      <text:p text:style-name="P4">#</text:p>
      <text:p text:style-name="P4"/>
      <text:p text:style-name="P4"># Install for both desktop and web modes:</text:p>
      <text:p text:style-name="P4">sudo apt install pgadmin4</text:p>
      <text:p text:style-name="P4"/>
      <text:p text:style-name="P4"># Install for desktop mode only:</text:p>
      <text:p text:style-name="P4">sudo apt install pgadmin4-desktop</text:p>
      <text:p text:style-name="P4"/>
      <text:p text:style-name="P4"># Install for web mode only: </text:p>
      <text:p text:style-name="P4">sudo apt install pgadmin4-web </text:p>
      <text:p text:style-name="P4"/>
      <text:p text:style-name="P4"># Configure the webserver, if you installed pgadmin4-web:</text:p>
      <text:p text:style-name="P4">sudo /usr/pgadmin4/bin/setup-web.sh<text:line-break/><text:line-break/><text:span text:style-name="T1">Obs: Here login and password is iguality what was sign<text:line-break/><text:line-break/>Example: login: </text:span><text:a xlink:type="simple" xlink:href="mailto:brandonspecter@gmail.com" text:style-name="Internet_20_link" text:visited-style-name="Visited_20_Internet_20_Link"><text:span text:style-name="T1">brandonspecter@gmail.com</text:span></text:a><text:span text:style-name="T1"><text:line-break/> <text:s text:c="8"/>pass : 22091992</text:span></text:p>
      <text:p text:style-name="P4"><text:tab/></text:p>
      <text:p text:style-name="P4"><text:tab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6:31:43.233668201</meta:creation-date>
    <dc:date>2021-06-11T16:40:51.226540984</dc:date>
    <meta:editing-duration>PT9M9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31" meta:word-count="180" meta:character-count="1350" meta:non-whitespace-character-count="1185"/>
  </office:meta>
</office:document-meta>
</file>